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 style:list-style-name="L1">
      <style:paragraph-properties fo:margin-top="0cm" fo:margin-bottom="0cm" style:contextual-spacing="false" fo:text-align="start" style:justify-single-word="false"/>
    </style:style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3"/>
    <style:style style:name="P5" style:family="paragraph" style:parent-style-name="Text_20_body" style:list-style-name="L4">
      <style:paragraph-properties fo:margin-top="0cm" fo:margin-bottom="0cm" style:contextual-spacing="false"/>
    </style:style>
    <style:style style:name="P6" style:family="paragraph" style:parent-style-name="Text_20_body" style:list-style-name="L5"/>
    <style:style style:name="P7" style:family="paragraph" style:parent-style-name="Text_20_body" style:list-style-name="L6">
      <style:paragraph-properties fo:margin-top="0cm" fo:margin-bottom="0cm" style:contextual-spacing="false"/>
    </style:style>
    <style:style style:name="P8" style:family="paragraph" style:parent-style-name="Text_20_body" style:list-style-name="L7"/>
    <style:style style:name="P9" style:family="paragraph" style:parent-style-name="Text_20_body" style:list-style-name="L8">
      <style:paragraph-properties fo:margin-top="0cm" fo:margin-bottom="0cm" style:contextual-spacing="false"/>
    </style:style>
    <style:style style:name="P10" style:family="paragraph" style:parent-style-name="Text_20_body" style:list-style-name="L9">
      <style:paragraph-properties fo:margin-top="0cm" fo:margin-bottom="0cm" style:contextual-spacing="false"/>
    </style:style>
    <style:style style:name="P11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officeooo:rsid="00085128" officeooo:paragraph-rsid="00085128"/>
    </style:style>
    <style:style style:name="T1" style:family="text">
      <style:text-properties officeooo:rsid="0009a3c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stañas y ventanas emergentes con jQuery UI</text:p>
      <text:p text:style-name="Text_20_body"><text:span text:style-name="Strong_20_Emphasis">1. Objetivo de la sesión</text:span><text:line-break/>Hoy vas a ver componentes “ya hechos” que te ayudarán después en el simulador de submarino:</text:p>
      <text:list text:style-name="L1">
        <text:list-item>
          <text:p text:style-name="P2">Pestañas para organizar información.</text:p>
        </text:list-item>
        <text:list-item>
          <text:p text:style-name="P2">Ventanas emergentes para mostrar mensajes.</text:p>
        </text:list-item>
        <text:list-item>
          <text:p text:style-name="P2">Botones con apariencia uniforme.</text:p>
        </text:list-item>
        <text:list-item>
          <text:p text:style-name="P11">Descargar temas <text:span text:style-name="T1">e integrarlos.</text:span></text:p>
          <text:p text:style-name="P2"/>
        </text:list-item>
      </text:list>
      <text:p text:style-name="Text_20_body"><text:span text:style-name="Strong_20_Emphasis">2. Qué vas a usar hoy</text:span></text:p>
      <text:list text:style-name="L2">
        <text:list-item>
          <text:p text:style-name="P3">jQuery UI: una librería que añade controles avanzados (pestañas, sliders, diálogos…).</text:p>
        </text:list-item>
        <text:list-item>
          <text:p text:style-name="P3"><text:span text:style-name="Source_20_Text">tabs</text:span>: varias secciones en un mismo espacio.</text:p>
        </text:list-item>
        <text:list-item>
          <text:p text:style-name="P3"><text:span text:style-name="Source_20_Text">dialog</text:span>: ventana emergente.</text:p>
        </text:list-item>
        <text:list-item>
          <text:p text:style-name="P3"><text:span text:style-name="Source_20_Text">button</text:span>: botón con estilo jQuery UI.</text:p>
          <text:p text:style-name="P3"/>
        </text:list-item>
      </text:list>
      <text:p text:style-name="Text_20_body"><text:span text:style-name="Strong_20_Emphasis">3. Actividades de la sesión</text:span></text:p>
      <text:list text:style-name="L3">
        <text:list-item>
          <text:p text:style-name="P4">Comprobar que jQuery UI está cargado</text:p>
        </text:list-item>
      </text:list>
      <text:list text:style-name="L4">
        <text:list-item>
          <text:list>
            <text:list-item>
              <text:p text:style-name="P5">El profesor te dará una página de prueba.</text:p>
            </text:list-item>
            <text:list-item>
              <text:p text:style-name="P5">Localiza dónde se carga el CSS y el JS de jQuery UI.</text:p>
            </text:list-item>
            <text:list-item>
              <text:p text:style-name="P5">Sin esto, los componentes no funcionarán.</text:p>
              <text:p text:style-name="P5"/>
            </text:list-item>
          </text:list>
        </text:list-item>
      </text:list>
      <text:list text:style-name="L5">
        <text:list-item>
          <text:p text:style-name="P6">Crear un conjunto de pestañas (tabs)</text:p>
        </text:list-item>
      </text:list>
      <text:list text:style-name="L6">
        <text:list-item>
          <text:list>
            <text:list-item>
              <text:p text:style-name="P7">Verás una estructura con una lista de pestañas y varios bloques de contenido.</text:p>
            </text:list-item>
            <text:list-item>
              <text:p text:style-name="P7">Objetivo: convertir eso en unas pestañas donde:</text:p>
              <text:list>
                <text:list-item>
                  <text:p text:style-name="P7">Al hacer clic en cada pestaña, se muestra su contenido.</text:p>
                  <text:p text:style-name="P7"/>
                </text:list-item>
              </text:list>
            </text:list-item>
          </text:list>
        </text:list-item>
      </text:list>
      <text:list text:style-name="L7">
        <text:list-item>
          <text:p text:style-name="P8">Crear un botón que abra una ventana emergente (dialog)</text:p>
        </text:list-item>
      </text:list>
      <text:list text:style-name="L8">
        <text:list-item>
          <text:list>
            <text:list-item>
              <text:p text:style-name="P9">Tendrás un botón tipo “Mostrar mensaje”.</text:p>
            </text:list-item>
            <text:list-item>
              <text:p text:style-name="P9">Objetivo: al hacer clic, se abra una ventana centrada con un texto dentro.</text:p>
            </text:list-item>
            <text:list-item>
              <text:p text:style-name="P9">La ventana debe poder cerrarse con un botón “Cerrar” o con la “X”.</text:p>
              <text:p text:style-name="P9"/>
            </text:list-item>
          </text:list>
        </text:list-item>
      </text:list>
      <text:p text:style-name="Text_20_body"><text:span text:style-name="Strong_20_Emphasis">4. Al final de la sesión deberías…</text:span></text:p>
      <text:list text:style-name="L9">
        <text:list-item>
          <text:p text:style-name="P10">Saber reconocer unas pestañas de jQuery UI funcionando.</text:p>
        </text:list-item>
        <text:list-item>
          <text:p text:style-name="P10">Haber abierto una ventana emergente (dialog) al pulsar un botón.</text:p>
        </text:list-item>
        <text:list-item>
          <text:p text:style-name="P10">Entender que estos componentes los usaremos en el panel del submarino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8T19:12:44.048000000</meta:creation-date>
    <dc:date>2025-11-19T12:12:49.087000000</dc:date>
    <meta:editing-duration>PT2M15S</meta:editing-duration>
    <meta:editing-cycles>4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33" meta:word-count="256" meta:character-count="1410" meta:non-whitespace-character-count="1210"/>
  </office:meta>
</office:document-meta>
</file>